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color="#0000bb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77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dd00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62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1">$config </text:span><text:span text:style-name="T3">= new </text:span><text:span text:style-name="T1">Zend</text:span><text:span text:style-name="T3">\</text:span><text:span text:style-name="T1">Config</text:span><text:span text:style-name="T3">\</text:span><text:span text:style-name="T1">Ini</text:span><text:span text:style-name="T3">(</text:span><text:span text:style-name="T4">'di.ini'</text:span><text:span text:style-name="T3">);</text:span></text:p>
            <text:p text:style-name="P1"><text:span text:style-name="T1">$diConfig </text:span><text:span text:style-name="T3">= new </text:span><text:span text:style-name="T1">Zend</text:span><text:span text:style-name="T3">\</text:span><text:span text:style-name="T1">Di</text:span><text:span text:style-name="T3">\</text:span><text:span text:style-name="T1">Configuration</text:span><text:span text:style-name="T3">(</text:span><text:span text:style-name="T1">$config</text:span><text:span text:style-name="T3">-&gt;</text:span><text:span text:style-name="T1">di</text:span><text:span text:style-name="T3">);</text:span></text:p>
            <text:p text:style-name="P1"><text:span text:style-name="T2"/></text:p>
            <text:p text:style-name="P1"><text:span text:style-name="T1">$di </text:span><text:span text:style-name="T3">= new </text:span><text:span text:style-name="T1">Zend</text:span><text:span text:style-name="T3">\</text:span><text:span text:style-name="T1">Di</text:span><text:span text:style-name="T3">\</text:span><text:span text:style-name="T1">DependencyInjector</text:span><text:span text:style-name="T3">(</text:span><text:span text:style-name="T1">$diConfig</text:span><text:span text:style-name="T3">);</text:span></text:p>
            <text:p text:style-name="P1"><text:span text:style-name="T2"/></text:p>
            <text:p text:style-name="P1"><text:span text:style-name="T1">$contact </text:span><text:span text:style-name="T3">= </text:span><text:span text:style-name="T1">$di</text:span><text:span text:style-name="T3">-&gt;</text:span><text:span text:style-name="T1">get</text:span><text:span text:style-name="T3">(</text:span><text:span text:style-name="T4">'contact'</text:span><text:span text:style-name="T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33S</meta:editing-duration>
    <meta:editing-cycles>3</meta:editing-cycles>
    <meta:generator>LibreOffice/3.3$Unix LibreOffice_project/330m19$Build-301</meta:generator>
    <dc:date>2011-10-01T21:25:11</dc:date>
    <dc:creator>Robert Basic</dc:creator>
    <meta:document-statistic meta:object-count="24"/>
  </office:meta>
</office:document-meta>
</file>